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variant="normal" fo:text-transform="none" fo:color="#222222" style:font-name="Liberation Serif" fo:font-size="12pt" fo:letter-spacing="normal" fo:font-style="italic" fo:font-weight="normal" officeooo:rsid="000be74c" officeooo:paragraph-rsid="0013cc82"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5pt" fo:font-style="italic" officeooo:rsid="000be74c" officeooo:paragraph-rsid="0013cc82" style:font-size-asian="25pt" style:font-style-asian="italic" style:font-size-complex="25pt" style:font-style-complex="italic"/>
    </style:style>
    <style:style style:name="P3" style:family="paragraph" style:parent-style-name="Standard">
      <style:paragraph-properties fo:text-align="start" style:justify-single-word="false"/>
      <style:text-properties fo:font-size="25pt" fo:font-style="italic" style:text-underline-style="none" officeooo:rsid="000be74c" officeooo:paragraph-rsid="0013cc82" style:font-size-asian="25pt" style:font-style-asian="italic" style:font-size-complex="25pt" style:font-style-complex="italic"/>
    </style:style>
    <style:style style:name="P4" style:family="paragraph" style:parent-style-name="Standard">
      <style:paragraph-properties fo:text-align="start" style:justify-single-word="false"/>
      <style:text-properties fo:font-size="12pt" fo:font-style="italic" style:text-underline-style="none" officeooo:rsid="000be74c" officeooo:paragraph-rsid="0013cc82" style:font-size-asian="10.5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italic" style:text-underline-style="none" officeooo:rsid="001ca1c5" officeooo:paragraph-rsid="0013cc82"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style:text-underline-style="none" officeooo:rsid="000da911" officeooo:paragraph-rsid="0013cc82"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style:text-underline-style="none" officeooo:rsid="000e3533" officeooo:paragraph-rsid="0013cc82"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text-underline-style="none" officeooo:rsid="0013cc82" officeooo:paragraph-rsid="0013cc82" style:font-size-asian="10.5pt" style:font-style-asian="italic" style:font-size-complex="12pt" style:font-style-complex="italic"/>
    </style:style>
    <style:style style:name="P9" style:family="paragraph" style:parent-style-name="Standard" style:list-style-name="L2">
      <style:paragraph-properties fo:text-align="start" style:justify-single-word="false"/>
      <style:text-properties fo:font-size="12pt" fo:font-style="italic" style:text-underline-style="none" officeooo:rsid="0013cc82" officeooo:paragraph-rsid="0013cc82" style:font-size-asian="10.5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style:text-underline-style="none" officeooo:rsid="0017d139" officeooo:paragraph-rsid="0017d139" style:font-size-asian="10.5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12" style:family="paragraph" style:parent-style-name="Standard" style:list-style-name="L2">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13" style:family="paragraph" style:parent-style-name="Standard">
      <style:paragraph-properties fo:text-align="start" style:justify-single-word="false"/>
      <style:text-properties fo:font-size="12pt" fo:font-style="italic" style:text-underline-style="none" officeooo:rsid="001450b5" officeooo:paragraph-rsid="0013cc82" style:font-size-asian="12pt" style:font-style-asian="italic" style:font-size-complex="12pt" style:font-style-complex="italic"/>
    </style:style>
    <style:style style:name="P14" style:family="paragraph" style:parent-style-name="Standard">
      <style:paragraph-properties fo:text-align="start" style:justify-single-word="false"/>
      <style:text-properties fo:font-size="12pt" fo:font-style="italic" style:text-underline-style="none" officeooo:rsid="00274bcb" officeooo:paragraph-rsid="0013cc82"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size="12pt" fo:font-style="italic" style:text-underline-style="none" officeooo:rsid="000e3533" officeooo:paragraph-rsid="0013cc82" style:font-size-asian="12pt" style:font-style-asian="italic" style:font-size-complex="12pt" style:font-style-complex="italic"/>
    </style:style>
    <style:style style:name="P16" style:family="paragraph" style:parent-style-name="Standard">
      <style:paragraph-properties fo:text-align="start" style:justify-single-word="false"/>
      <style:text-properties fo:font-size="12pt" fo:font-style="italic" style:text-underline-style="none" officeooo:rsid="0011dfc4" officeooo:paragraph-rsid="0013cc82" style:font-size-asian="12pt" style:font-style-asian="italic" style:font-size-complex="12pt" style:font-style-complex="italic"/>
    </style:style>
    <style:style style:name="P17" style:family="paragraph" style:parent-style-name="Standard">
      <style:paragraph-properties fo:text-align="start" style:justify-single-word="false"/>
      <style:text-properties fo:font-size="12pt" fo:font-style="italic" style:text-underline-style="none" officeooo:rsid="0014c9c5" officeooo:paragraph-rsid="0014c9c5" style:font-size-asian="12pt" style:font-style-asian="italic" style:font-size-complex="12pt" style:font-style-complex="italic"/>
    </style:style>
    <style:style style:name="P18" style:family="paragraph" style:parent-style-name="Standard">
      <style:paragraph-properties fo:text-align="start" style:justify-single-word="false"/>
      <style:text-properties fo:font-size="12pt" fo:font-style="italic" style:text-underline-style="none" officeooo:rsid="0015f93a" officeooo:paragraph-rsid="0015f93a" style:font-size-asian="12pt" style:font-style-asian="italic" style:font-size-complex="12pt" style:font-style-complex="italic"/>
    </style:style>
    <style:style style:name="P19" style:family="paragraph" style:parent-style-name="Standard">
      <style:paragraph-properties fo:text-align="start" style:justify-single-word="false"/>
      <style:text-properties fo:font-size="12pt" fo:font-style="italic" style:text-underline-style="none" fo:font-weight="bold" officeooo:rsid="000f9b95" officeooo:paragraph-rsid="0013cc82" style:font-size-asian="12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font-size="12pt" fo:font-style="italic" style:text-underline-style="none" fo:font-weight="bold" officeooo:rsid="0011dfc4" officeooo:paragraph-rsid="0013cc82"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fo:font-size="12pt" fo:font-style="italic" style:text-underline-style="none" fo:font-weight="normal" officeooo:rsid="0011dfc4" officeooo:paragraph-rsid="0013cc82"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style:text-underline-style="none" fo:font-weight="normal" officeooo:rsid="0038b823" officeooo:paragraph-rsid="0013cc82" style:font-size-asian="12pt" style:font-style-asian="italic" style:font-weight-asian="normal" style:font-size-complex="12pt" style:font-style-complex="italic" style:font-weight-complex="normal"/>
    </style:style>
    <style:style style:name="P23" style:family="paragraph" style:parent-style-name="Standard" style:list-style-name="L1">
      <style:paragraph-properties fo:text-align="start" style:justify-single-word="false"/>
      <style:text-properties fo:font-size="20pt" fo:font-style="italic" style:text-underline-style="none" officeooo:rsid="000be74c" officeooo:paragraph-rsid="0013cc82" style:font-size-asian="20pt" style:font-style-asian="italic" style:font-size-complex="20pt" style:font-style-complex="italic"/>
    </style:style>
    <style:style style:name="P24" style:family="paragraph" style:parent-style-name="Standard" style:list-style-name="L1">
      <style:paragraph-properties fo:text-align="start" style:justify-single-word="false"/>
      <style:text-properties fo:font-size="20pt" fo:font-style="italic" style:text-underline-style="none" officeooo:rsid="0013cc82" officeooo:paragraph-rsid="0013cc82" style:font-size-asian="20pt" style:font-style-asian="italic" style:font-size-complex="20pt" style:font-style-complex="italic"/>
    </style:style>
    <style:style style:name="P25" style:family="paragraph" style:parent-style-name="Standard" style:list-style-name="L1">
      <style:paragraph-properties fo:text-align="start" style:justify-single-word="false"/>
      <style:text-properties fo:font-size="20pt" fo:font-style="italic" style:text-underline-style="none" officeooo:rsid="0014c9c5" officeooo:paragraph-rsid="0014c9c5" style:font-size-asian="20pt" style:font-style-asian="italic" style:font-size-complex="20pt" style:font-style-complex="italic"/>
    </style:style>
    <style:style style:name="P26" style:family="paragraph" style:parent-style-name="Standard">
      <style:paragraph-properties fo:text-align="start" style:justify-single-word="false"/>
      <style:text-properties style:font-name="Liberation Serif" fo:font-size="12pt" fo:font-style="italic" style:text-underline-style="none" officeooo:rsid="000be74c" officeooo:paragraph-rsid="0013cc82" style:font-size-asian="12pt" style:font-style-asian="italic" style:font-size-complex="12pt" style:font-style-complex="italic"/>
    </style:style>
    <style:style style:name="P27"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3cc82" officeooo:paragraph-rsid="0013cc82" style:font-size-asian="10.5pt" style:font-style-asian="italic" style:font-size-complex="12pt" style:font-style-complex="italic"/>
    </style:style>
    <style:style style:name="T1" style:family="text">
      <style:text-properties officeooo:rsid="00487c01"/>
    </style:style>
    <style:style style:name="T2" style:family="text">
      <style:text-properties fo:font-weight="bold" officeooo:rsid="0019566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40bf91" style:font-weight-asian="normal" style:font-weight-complex="normal"/>
    </style:style>
    <style:style style:name="T5" style:family="text">
      <style:text-properties fo:font-weight="normal" officeooo:rsid="0015f93a" style:font-weight-asian="normal" style:font-weight-complex="normal"/>
    </style:style>
    <style:style style:name="T6" style:family="text">
      <style:text-properties fo:font-weight="normal" officeooo:rsid="0017d139" style:font-weight-asian="normal" style:font-weight-complex="normal"/>
    </style:style>
    <style:style style:name="T7" style:family="text">
      <style:text-properties officeooo:rsid="000e3533"/>
    </style:style>
    <style:style style:name="T8" style:family="text">
      <style:text-properties officeooo:rsid="00434206"/>
    </style:style>
    <style:style style:name="T9" style:family="text">
      <style:text-properties officeooo:rsid="00464276"/>
    </style:style>
    <style:style style:name="T10" style:family="text">
      <style:text-properties officeooo:rsid="00126b1c"/>
    </style:style>
    <style:style style:name="T11" style:family="text">
      <style:text-properties fo:color="#000000" officeooo:rsid="000e3533"/>
    </style:style>
    <style:style style:name="T12" style:family="text">
      <style:text-properties fo:font-variant="normal" fo:text-transform="none" fo:color="#000000" fo:letter-spacing="normal" fo:font-weight="normal"/>
    </style:style>
    <style:style style:name="T13" style:family="text">
      <style:text-properties fo:font-variant="normal" fo:text-transform="none" fo:color="#000000" fo:letter-spacing="normal" fo:font-weight="normal" officeooo:rsid="00487c01"/>
    </style:style>
    <style:style style:name="T14" style:family="text">
      <style:text-properties officeooo:rsid="0046ecd0"/>
    </style:style>
    <style:style style:name="T15" style:family="text">
      <style:text-properties officeooo:rsid="000f9b95"/>
    </style:style>
    <style:style style:name="T16" style:family="text">
      <style:text-properties officeooo:rsid="0013cc82"/>
    </style:style>
    <style:style style:name="T17" style:family="text">
      <style:text-properties officeooo:rsid="0017d139"/>
    </style:style>
    <style:style style:name="T18" style:family="text">
      <style:text-properties officeooo:rsid="001956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eption du projet <text:span text:style-name="T16">8</text:span></text:p>
      <text:p text:style-name="P4"/>
      <text:list xml:id="list5635212566567249015" text:style-name="L1">
        <text:list-item>
          <text:p text:style-name="P23"><text:span text:style-name="T16">Démarrer un projet avec le Framework Django</text:span>:</text:p>
          <text:p text:style-name="P27">Django est le framework web Python le plus populaire, à la différence de micro-framework Flask, Django embarque nativement bien plus de modules pour crée un projet web. Globalement on privilégiera Django pour la création de site volumineux et important, tandis que Flask serait utile pour des produits plus légers (exemple:blog..). En Python un projet Django s’initialise en ligne de commande dans un environnement virtuel. J’ai utilisé une version 2.2 de Django pour la réalisation de ce projet</text:p>
        </text:list-item>
      </text:list>
      <text:p text:style-name="P14"/>
      <text:p text:style-name="P13"/>
      <text:list xml:id="list82905693402738" text:continue-numbering="true" text:style-name="L1">
        <text:list-item>
          <text:p text:style-name="P24">Gérer une base de données PostegreSQL</text:p>
        </text:list-item>
      </text:list>
      <text:p text:style-name="P8">Nativement un Projet Django est concu avec une BDD Sqlite, ici le déploiement sur Heroku imposait de passer par une base de données PostegreSQL. Concrètement, on crée en ligne de commande une BDD postegresql puis on renseigne les paramètres d’accès dans la variables constante « DATABASES » du fichier settings.py.</text:p>
      <text:p text:style-name="P8"/>
      <text:p text:style-name="P11">Ma BDD contient 4 tables :</text:p>
      <text:list xml:id="list3110080604426333295" text:style-name="L2">
        <text:list-item>
          <text:p text:style-name="P12">User</text:p>
        </text:list-item>
        <text:list-item>
          <text:p text:style-name="P12">PRODUIT(</text:p>
        </text:list-item>
        <text:list-item>
          <text:p text:style-name="P12">CATEGORIE(</text:p>
        </text:list-item>
        <text:list-item>
          <text:p text:style-name="P12">SUBSTITUT(1ère clefs étrangères référencent la produit, une 2nde référencent l’utilisateur.</text:p>
          <text:p text:style-name="P9"/>
        </text:list-item>
      </text:list>
      <text:list xml:id="list82904950258835" text:continue-list="list82905693402738" text:style-name="L1">
        <text:list-item>
          <text:p text:style-name="P25"><text:span text:style-name="T17">Front-end/</text:span>Associer un framework CSS responsive</text:p>
        </text:list-item>
      </text:list>
      <text:p text:style-name="P17"><text:span text:style-name="T4">P</text:span><text:span text:style-name="T3">our ce projet, j’ai fais le choix d’</text:span><text:span text:style-name="T5">installer le framework Bootstrap via npm. De plus, j’utilise la compilation de code SCSS me permettant de déclarer des variables bien plus explicites que celles de bootstrap et surtout afin d’utiliser les couleurs demandés dans la charte graphique.</text:span></text:p>
      <text:p text:style-name="P17"><text:span text:style-name="T5"/></text:p>
      <text:p text:style-name="P18"><text:span text:style-name="T3">Le dossier template présent permet d’organiser les fichiers HTML du projet. Mon fichier « base.html » contient alors l’import d</text:span><text:span text:style-name="T6">es</text:span><text:span text:style-name="T3"> fichier css et javascript, et c’est ce même fichier qui sert de gabarit pour l’ensemble des autres pages du projets. Ceci dans le but </text:span><text:span text:style-name="T6">d’éviter de réecrire du code.</text:span></text:p>
      <text:p text:style-name="P18"><text:span text:style-name="T6"/></text:p>
      <text:list xml:id="list82906032263958" text:continue-numbering="true" text:style-name="L1">
        <text:list-item>
          <text:p text:style-name="P25">Récupérer des produits substituts</text:p>
        </text:list-item>
      </text:list>
      <text:p text:style-name="P10">Cette fonctionnalité reprenait celle du projet 5 de ce même parcours, cependant comparativement au projet 5, j’ai adopté une démarche orientée objet et j’ai intégré du web Scrapping en guise de 1ère étape. En effet le web scrapping me permet de récupérer le code barre du produit afin d’accéder à l’API json d’open food fact.</text:p>
      <text:p text:style-name="P10">Une fois <text:span text:style-name="T18">le nom de la catégorie Obtenu, on emploi donc le même algorithme que sur le projet 5 à la différence que j’ai ici utiliser des filtres afin de ne récupérer que les produits contenant </text:span><text:span text:style-name="T2">toutes</text:span><text:span text:style-name="T18"> les informations souhaitées</text:span></text:p>
      <text:p text:style-name="P5"/>
      <text:list xml:id="list82905379105479" text:continue-numbering="true" text:style-name="L1">
        <text:list-item>
          <text:p text:style-name="P23">Proposer un aspect Bot sans rechargement de page(HTML/Ajax/Flask) :</text:p>
        </text:list-item>
      </text:list>
      <text:p text:style-name="P7"/>
      <text:p text:style-name="P26"><text:soft-page-break/><text:span text:style-name="T7">Techniquement, Ajax traite les demandes de manièr</text:span><text:span text:style-name="T11">es asynchrone :</text:span><text:span text:style-name="T12">le navigateur Web continue d'exécuter le programme JavaScript alors que la demande est </text:span><text:span text:style-name="T13">envoyée.</text:span></text:p>
      <text:p text:style-name="P20"/>
      <text:p text:style-name="P3"/>
      <text:p text:style-name="P3"><text:s/></text:p>
      <text:list xml:id="list82906158146578" text:continue-numbering="true"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07:42:15.969423700</meta:creation-date>
    <meta:generator>LibreOffice/5.1.6.2$Linux_X86_64 LibreOffice_project/10m0$Build-2</meta:generator>
    <dc:date>2019-05-19T08:29:04.507162959</dc:date>
    <meta:editing-duration>PT3M58S</meta:editing-duration>
    <meta:editing-cycles>1</meta:editing-cycles>
    <meta:document-statistic meta:table-count="0" meta:image-count="0" meta:object-count="0" meta:page-count="2" meta:paragraph-count="21" meta:word-count="404" meta:character-count="2498" meta:non-whitespace-character-count="2123"/>
  </office:meta>
</office:document-meta>
</file>